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91c" officeooo:paragraph-rsid="000bd91c"/>
    </style:style>
    <style:style style:name="P2" style:family="paragraph" style:parent-style-name="Standard">
      <style:text-properties fo:font-size="14pt" officeooo:rsid="000bd91c" officeooo:paragraph-rsid="000bd91c" style:font-size-asian="14pt" style:font-size-complex="14pt"/>
    </style:style>
    <style:style style:name="P3" style:family="paragraph" style:parent-style-name="Standard">
      <style:text-properties fo:font-size="14pt" officeooo:rsid="000c1df9" officeooo:paragraph-rsid="000bd91c" style:font-size-asian="14pt" style:font-size-complex="14pt"/>
    </style:style>
    <style:style style:name="P4" style:family="paragraph" style:parent-style-name="Standard">
      <style:text-properties fo:font-size="18pt" officeooo:rsid="000bd91c" officeooo:paragraph-rsid="000bd91c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1df9" style:font-size-asian="14pt" style:font-size-complex="14pt"/>
    </style:style>
    <style:style style:name="T3" style:family="text">
      <style:text-properties fo:font-size="14pt" officeooo:rsid="000cfecc" style:font-size-asian="14pt" style:font-size-complex="14pt"/>
    </style:style>
    <style:style style:name="T4" style:family="text">
      <style:text-properties fo:font-size="14pt" officeooo:rsid="000d4686" style:font-size-asian="14pt" style:font-size-complex="14pt"/>
    </style:style>
    <style:style style:name="T5" style:family="text">
      <style:text-properties fo:font-size="14pt" officeooo:rsid="000f3f33" style:font-size-asian="14pt" style:font-size-complex="14pt"/>
    </style:style>
    <style:style style:name="T6" style:family="text">
      <style:text-properties fo:font-size="18pt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 <text:s text:c="3"/><text:span text:style-name="T6">[numero]</text:span></text:p>
      <text:p text:style-name="P2"><text:s text:c="31"/></text:p>
      <text:p text:style-name="P2"><text:s text:c="36"/>[elenco_richiedenti]</text:p>
      <text:p text:style-name="P4"/>
      <text:p text:style-name="P4"/>
      <text:p text:style-name="P1"><text:span text:style-name="T1"><text:s text:c="7"/>[oggetto] – </text:span><text:span text:style-name="T3">[ubicazione]</text:span></text:p>
      <text:p text:style-name="P2"/>
      <text:p text:style-name="P2"/>
      <text:p text:style-name="P2"><text:s text:c="28"/>[elenco_progettisti]</text:p>
      <text:p text:style-name="P2"/>
      <text:p text:style-name="P2"/>
      <text:p text:style-name="P2"/>
      <text:p text:style-name="P2"/>
      <text:p text:style-name="P1"><text:span text:style-name="T1"><text:s text:c="63"/></text:span><text:span text:style-name="T5">[data_protocollo]</text:span><text:span text:style-name="T2"> <text:s text:c="37"/>[protocollo]</text:span></text:p>
      <text:p text:style-name="P3"/>
      <text:p text:style-name="P3"><text:s text:c="63"/>[parere_ce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8cm" fo:page-height="34.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7:49:36.054779544</meta:creation-date>
    <dc:date>2019-01-09T08:49:38.238000000</dc:date>
    <meta:editing-duration>PT6M57S</meta:editing-duration>
    <meta:editing-cycles>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7" meta:word-count="8" meta:character-count="395" meta:non-whitespace-character-count="110"/>
  </office:meta>
</office:document-meta>
</file>